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4.4728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4146in"/>
    </style:style>
    <style:style style:name="co6" style:family="table-column">
      <style:table-column-properties fo:break-before="auto" style:column-width="2.1in"/>
    </style:style>
    <style:style style:name="co7" style:family="table-column">
      <style:table-column-properties fo:break-before="auto" style:column-width="4.8429in"/>
    </style:style>
    <style:style style:name="co8" style:family="table-column">
      <style:table-column-properties fo:break-before="auto" style:column-width="1.6866in"/>
    </style:style>
    <style:style style:name="co9" style:family="table-column">
      <style:table-column-properties fo:break-before="auto" style:column-width="1.7083in"/>
    </style:style>
    <style:style style:name="co10" style:family="table-column">
      <style:table-column-properties fo:break-before="auto" style:column-width="1.7409in"/>
    </style:style>
    <style:style style:name="co11" style:family="table-column">
      <style:table-column-properties fo:break-before="auto" style:column-width="6.290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cribir un equipo al torneo - Escenario tipic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Inscripcion tipica de un equipo en un determinado torneo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3"/>
        </table:table-row>
        <table:table-row table:style-name="ro1">
          <table:table-cell office:value-type="string">
            <text:p>Resultados obtenidos</text:p>
          </table:table-cell>
          <table:table-cell table:number-columns-repeated="3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El sistema inscribe al equipo en el torneo especificado, y se actualizan los datos en la BD</text:p>
          </table:table-cell>
          <table:table-cell table:number-columns-repeated="2"/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Inscripcion de equipo" -&gt; "Invitar amigos"</text:p>
          </table:table-cell>
          <table:table-cell table:number-columns-repeated="2"/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Se seleccionan los amigos a invitar</text:p>
          </table:table-cell>
          <table:table-cell table:number-columns-repeated="2"/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"Enviar invitacion", completan los cupos del equipo</text:p>
          </table:table-cell>
          <table:table-cell table:number-columns-repeated="2"/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"Volver"</text:p>
          </table:table-cell>
          <table:table-cell table:number-columns-repeated="2"/>
        </table:table-row>
        <table:table-row table:style-name="ro1">
          <table:table-cell office:value-type="string">
            <text:p>Inscripcion de el equipo</text:p>
          </table:table-cell>
          <table:table-cell office:value-type="string">
            <text:p>"Inscripcion de equipo" -&gt; "Inscribir equipo"</text:p>
          </table:table-cell>
          <table:table-cell table:number-columns-repeated="2"/>
        </table:table-row>
      </table:table>
      <table:table table:name="Inscribir un equipo al torneo - Escenario alternativ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Inscripcion exitosa de un equipo en determinado torneo, con edicion del equipo en medio.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3"/>
        </table:table-row>
        <table:table-row table:style-name="ro1">
          <table:table-cell office:value-type="string">
            <text:p>Resultados obtenidos</text:p>
          </table:table-cell>
          <table:table-cell table:number-columns-repeated="3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El sistema inscribe al equipo en el torneo especificado, y se actualizan los datos en la BD</text:p>
          </table:table-cell>
          <table:table-cell table:number-columns-repeated="2"/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Inscripcion de equipo" -&gt; "Invitar amigos"</text:p>
          </table:table-cell>
          <table:table-cell table:number-columns-repeated="2"/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Se seleccionan los amigos a invitar</text:p>
          </table:table-cell>
          <table:table-cell table:number-columns-repeated="2"/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"Enviar invitacion"</text:p>
          </table:table-cell>
          <table:table-cell table:number-columns-repeated="2"/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"Volver"</text:p>
          </table:table-cell>
          <table:table-cell table:number-columns-repeated="2"/>
        </table:table-row>
        <table:table-row table:style-name="ro1">
          <table:table-cell office:value-type="string">
            <text:p>Edicion del equipo</text:p>
          </table:table-cell>
          <table:table-cell office:value-type="string">
            <text:p>"Inscripcion de equipo" -&gt; "Editar equipo"</text:p>
          </table:table-cell>
          <table:table-cell table:number-columns-repeated="2"/>
        </table:table-row>
        <table:table-row table:style-name="ro1">
          <table:table-cell office:value-type="string">
            <text:p>Seleccion "Editar equipo"</text:p>
          </table:table-cell>
          <table:table-cell office:value-type="string">
            <text:p>"Editar equipo"-&gt; Se seleccionan los amigos a eliminar/cancelar invitacion</text:p>
          </table:table-cell>
          <table:table-cell table:number-columns-repeated="2"/>
        </table:table-row>
        <table:table-row table:style-name="ro1">
          <table:table-cell office:value-type="string">
            <text:p>Seleccion "Editar equipo"</text:p>
          </table:table-cell>
          <table:table-cell office:value-type="string">
            <text:p>"Editar equipo"-&gt; "Volver"</text:p>
          </table:table-cell>
          <table:table-cell table:number-columns-repeated="2"/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Se seleccionan los amigos a invitar</text:p>
          </table:table-cell>
          <table:table-cell table:number-columns-repeated="2"/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"Enviar invitacion", completan los cupos del equipo</text:p>
          </table:table-cell>
          <table:table-cell table:number-columns-repeated="2"/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"Volver"</text:p>
          </table:table-cell>
          <table:table-cell table:number-columns-repeated="2"/>
        </table:table-row>
        <table:table-row table:style-name="ro1">
          <table:table-cell office:value-type="string">
            <text:p>Inscripcion de el equipo</text:p>
          </table:table-cell>
          <table:table-cell office:value-type="string">
            <text:p>"Inscripcion de equipo" -&gt; "Inscribir equipo"</text:p>
          </table:table-cell>
          <table:table-cell table:number-columns-repeated="2"/>
        </table:table-row>
      </table:table>
      <table:table table:name="Inscribir un equipo al torneo - Escenario excepcional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No se logra inscribir el equipo al torneo</text:p>
          </table:table-cell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No se logra inscribir el equipo al torneo, se muestra la pantalla de portada</text:p>
          </table:table-cell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Inscripcion de equipo" -&gt; "Invitar amigos"</text:p>
          </table:table-cell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Se seleccionan los amigos a invitar</text:p>
          </table:table-cell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"Enviar invitacion", completan los cupos del equipo</text:p>
          </table:table-cell>
        </table:table-row>
        <table:table-row table:style-name="ro1">
          <table:table-cell office:value-type="string">
            <text:p>Seleccion "Invitar amigos"</text:p>
          </table:table-cell>
          <table:table-cell office:value-type="string">
            <text:p>"Invitar amigos" -&gt; "Volver"</text:p>
          </table:table-cell>
        </table:table-row>
        <table:table-row table:style-name="ro1">
          <table:table-cell office:value-type="string">
            <text:p>Inscripcion del equipo</text:p>
          </table:table-cell>
          <table:table-cell office:value-type="string">
            <text:p>"Inscripcion de equipo" -&gt; No se llenan los cupos del equipo, se pospone la inscripcion del mismo</text:p>
          </table:table-cell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Inscripcion de equipo" -&gt; "Volver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6:12:26.31</meta:creation-date>
    <meta:editing-duration>PT1H10M39S</meta:editing-duration>
    <meta:editing-cycles>11</meta:editing-cycles>
    <meta:generator>LibreOffice/3.5$Windows_x86 LibreOffice_project/dc9775d-05ecbee-0851ad3-1586698-727bf66</meta:generator>
    <dc:date>2013-04-21T23:32:52.89</dc:date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